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Roboto"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6"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8"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3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40" style:family="paragraph" style:parent-style-name="Text_20_body">
      <style:paragraph-properties fo:line-height="150%" fo:text-align="justify" style:justify-single-word="false"/>
      <style:text-properties style:font-name="Arial" fo:font-size="16pt" style:font-size-asian="16pt" style:font-size-complex="16pt"/>
    </style:style>
    <style:style style:name="P41" style:family="paragraph" style:parent-style-name="Text_20_body">
      <style:paragraph-properties fo:line-height="150%" style:shadow="none"/>
      <style:text-properties style:font-name="Arial" fo:font-size="16pt" style:font-size-asian="16pt" style:font-size-complex="16pt"/>
    </style:style>
    <style:style style:name="P42" style:family="paragraph" style:parent-style-name="Text_20_body">
      <style:paragraph-properties fo:line-height="150%" style:shadow="none"/>
      <style:text-properties style:font-name="Arial" fo:font-size="16pt" fo:language="cs" fo:country="CZ" style:font-size-asian="16pt" style:font-size-complex="16pt"/>
    </style:style>
    <style:style style:name="P43"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eeeeee"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52" style:family="paragraph" style:parent-style-name="Text_20_body">
      <style:paragraph-properties fo:line-height="150%" fo:text-align="justify" style:justify-single-word="false"/>
      <style:text-properties fo:font-variant="normal" fo:text-transform="none" fo:color="#000000" style:font-name="Arial" fo:font-size="16pt" fo:letter-spacing="normal" fo:language="cs" fo:country="CZ" fo:font-style="normal" fo:font-weight="normal" style:font-size-asian="16pt" style:font-size-complex="16pt"/>
    </style:style>
    <style:style style:name="P53"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4"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55" style:family="paragraph" style:parent-style-name="Text_20_body">
      <style:paragraph-properties fo:line-height="150%" fo:background-color="#eeeeee" style:shadow="none">
        <style:background-image/>
      </style:paragraph-properties>
      <style:text-properties fo:font-variant="normal" fo:text-transform="none" fo:color="#222222" style:font-name="Arial" fo:font-size="16pt" fo:letter-spacing="normal" fo:language="cs" fo:country="CZ" fo:font-style="normal" fo:font-weight="normal"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letter-spacing="normal" fo:language="cs" fo:country="CZ" fo:font-style="normal" fo:font-weight="bold" style:font-weight-asian="bold" style:font-weight-complex="bold"/>
    </style:style>
    <style:style style:name="T12" style:family="text">
      <style:text-properties fo:font-variant="normal" fo:text-transform="none" fo:color="#000000" style:font-name="Arial" fo:font-size="16pt" fo:letter-spacing="normal" fo:font-style="normal" fo:font-weight="normal" style:font-size-asian="16pt" style:font-size-complex="16pt"/>
    </style:style>
    <style:style style:name="T13"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4" style:family="text">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16" style:family="text">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language="cs" fo:country="CZ" fo:font-style="normal" fo:font-weight="normal"/>
    </style:style>
    <style:style style:name="T20" style:family="text">
      <style:text-properties fo:font-variant="normal" fo:text-transform="none" fo:color="#000000" fo:letter-spacing="normal" fo:language="en" fo:country="US" fo:font-style="normal" fo:font-weight="normal"/>
    </style:style>
    <style:style style:name="T21"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2"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3" style:family="text">
      <style:text-properties fo:font-variant="normal" fo:text-transform="none" fo:color="#222222" style:font-name="Arial" fo:font-size="16pt" fo:letter-spacing="normal" fo:language="cs" fo:country="CZ" fo:font-style="normal" fo:font-weight="normal" style:font-size-asian="16pt" style:font-size-complex="16pt"/>
    </style:style>
    <style:style style:name="T24" style:family="text">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25" style:family="text">
      <style:text-properties fo:font-variant="normal" fo:text-transform="none" fo:color="#222222" style:font-name="Arial" fo:font-size="16pt" fo:letter-spacing="normal" fo:font-style="normal" fo:font-weight="normal" style:font-size-asian="16pt" style:font-size-complex="16pt"/>
    </style:style>
    <style:style style:name="T26" style:family="text">
      <style:text-properties fo:font-variant="normal" fo:text-transform="none" fo:color="#336600" style:font-name="Arial" fo:font-size="16pt" fo:letter-spacing="normal" fo:font-style="normal" fo:font-weight="bold" style:font-size-asian="16pt" style:font-weight-asian="bold" style:font-size-complex="16pt" style:font-weight-complex="bold"/>
    </style:style>
    <style:style style:name="T27"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8"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9"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30" style:family="text">
      <style:text-properties fo:color="#222222"/>
    </style:style>
    <style:style style:name="T31" style:family="text">
      <style:text-properties fo:color="#222222" style:font-name="Arial" fo:font-size="16pt" style:font-size-asian="16pt" style:font-size-complex="16pt"/>
    </style:style>
    <style:style style:name="T32" style:family="text">
      <style:text-properties fo:color="#222222" style:font-name="sans-serif"/>
    </style:style>
    <style:style style:name="T33" style:family="text">
      <style:text-properties style:font-name="Arial"/>
    </style:style>
    <style:style style:name="T34" style:family="text">
      <style:text-properties style:font-name="Arial" fo:font-weight="normal" style:font-weight-asian="normal" style:font-weight-complex="normal"/>
    </style:style>
    <style:style style:name="T35" style:family="text">
      <style:text-properties style:font-name="Arial" fo:language="en" fo:country="US" fo:font-weight="normal" style:font-weight-asian="normal" style:font-weight-complex="normal"/>
    </style:style>
    <style:style style:name="T36" style:family="text">
      <style:text-properties style:font-name="Arial" style:font-style-asian="italic" style:font-style-complex="italic"/>
    </style:style>
    <style:style style:name="T37" style:family="text">
      <style:text-properties fo:font-weight="normal" style:font-weight-asian="normal" style:font-weight-complex="normal"/>
    </style:style>
    <style:style style:name="T38" style:family="text">
      <style:text-properties fo:color="#006600" fo:font-weight="bold" style:font-weight-asian="bold" style:font-weight-complex="bold"/>
    </style:style>
    <style:style style:name="T39" style:family="text">
      <style:text-properties style:font-name="Roboto"/>
    </style:style>
    <style:style style:name="T40" style:family="text">
      <style:text-properties style:font-style-asian="normal" style:font-style-complex="normal"/>
    </style:style>
    <style:style style:name="T41" style:family="text">
      <style:text-properties style:text-line-through-style="none" style:font-name="Arial" style:text-blinking="false"/>
    </style:style>
    <style:style style:name="T42" style:family="text">
      <style:text-properties style:font-name="Arial"/>
    </style:style>
    <style:style style:name="T43" style:family="text">
      <style:text-properties fo:color="#0d0d0d"/>
    </style:style>
    <style:style style:name="T44" style:family="text">
      <style:text-properties fo:color="#0d0d0d" style:font-name="Roboto"/>
    </style:style>
    <style:style style:name="T45" style:family="text">
      <style:text-properties fo:color="#0d0d0d" style:font-name="Roboto" fo:font-size="11.25pt"/>
    </style:style>
    <style:style style:name="T46" style:family="text">
      <style:text-properties fo:color="#0d0d0d" style:font-name="Roboto" style:font-name-asian="Roboto" style:font-size-asian="11.25pt" style:font-style-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0">VYTVOŘENÉ TITULKY </text:p>
      <text:p text:style-name="P38">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4">zákon č. 121/2000 </text:span><text:span text:style-name="T35">]</text:span><text:span text:style-name="T33">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3"><text:soft-page-break/></text:p>
      <text:p text:style-name="P33">V souvislosti s licencemi Creative Commons se lze setkat ještě se dvěma nástroji. Konkrétně se jedná o „licenci“ CC0 (CC Zero) a tzv. Public Domain Mark. </text:p>
      <text:p text:style-name="P33"/>
      <text:p text:style-name="P34">•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3"/>
      <text:p text:style-name="P36">Zdroj:</text:p>
      <text:p text:style-name="P36">Veřejné licence v České republice, <text:span text:style-name="T4">verze 2.0</text:span></text:p>
      <text:p text:style-name="P36"><text:span text:style-name="T4">Kolektiv autorů: </text:span>Matěj Myška, Radim Polčák, </text:p>
      <text:p text:style-name="P37"><text:span text:style-name="T37">Jaromír Šavelka, Libor Kyncl </text:span><text:span text:style-name="T8">a </text:span><text:span text:style-name="T37">Iveta Sviráková <text:line-break/></text:span></text:p>
      <text:p text:style-name="P1"/>
      <text:p text:style-name="P1">Budu tedy pro moji činnost používat licenci CC <text:span text:style-name="T37">„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titulků, které jsem vytvořil. A proto je ani nemůžu publikovat pod licencí <text:span text:style-name="T37">CC Uveďt</text:span><text:span text:style-name="T3">e</text:span><text:span text:style-name="T37"> původ 4.0.</text:span></text:p>
      <text:p text:style-name="P2"/>
      <text:p text:style-name="P1">Dá se to nějak vyřešit? Mohl bych třeba publikovat pod licencí CC <text:span text:style-name="T37">Uveďt</text:span><text:span text:style-name="T3">e</text:span><text:span text:style-name="T37"> původ 4.0.</text:span> jenom práci, kterou jsem na titulcích odvedl? Nebo existuje nějaké další řešení?</text:p>
      <text:p text:style-name="P1"/>
      <text:p text:style-name="P9"><text:span text:style-name="T2">D</text:span><text:span text:style-name="T10">OBRÝ DŮSLEDEK</text:span></text:p>
      <text:p text:style-name="P1">Pokud bych mohl zvěřejnit pod licencí CC <text:span text:style-name="T37">Uveďt</text:span><text:span text:style-name="T3">e</text:span><text:span text:style-name="T37">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7">Uveďt</text:span><text:span text:style-name="T3">e</text:span><text:span text:style-name="T37"> původ 4.0.</text:span></text:p>
      <text:p text:style-name="P2"/>
      <text:p text:style-name="P10"/>
      <text:p text:style-name="P10"/>
      <text:p text:style-name="P10"/>
      <text:p text:style-name="P10"><text:soft-page-break/>ODPOVĚĎ</text:p>
      <text:p text:style-name="P1">Nyní se pokusím na moji otázku odpovědět. </text:p>
      <text:p text:style-name="P11"><text:span text:style-name="Strong_20_Emphasis"><text:span text:style-name="T11"/></text:span></text:p>
      <text:p text:style-name="P1">Na této stránce jsem našel následující text.</text:p>
      <text:p text:style-name="P1"/>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5"/>
      <text:p text:style-name="P32"><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1"><text:span text:style-name="T22">Yes, but it is important to prominently mark any third party material you incorporate into your work so reusers do not think the CC license applies to that material.</text:span><text:span text:style-name="T12"> </text:span><text:span text:style-name="T21">The CC license only applies to the rights you have in the work.</text:span><text:span text:style-name="T12"> For example, if your CC-licensed slide deck includes a Flickr image you are using pursuant to 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7">marking third party content</text:span></text:a><text:span text:style-name="T12">. Read more considerations for licensors </text:span><text:a xlink:type="simple" xlink:href="https://wiki.creativecommons.org/wiki/Considerations_for_licensors_and_licensees" text:style-name="Internet_20_link" text:visited-style-name="Visited_20_Internet_20_Link"><text:span text:style-name="T17">here</text:span></text:a><text:span text:style-name="T12">.</text:span><text:span text:style-name="T13">“</text:span></text:p>
      <text:p text:style-name="P15"/>
      <text:p text:style-name="P39"><text:soft-page-break/>To by opravdu mělo znamenat, že moji práci na titulcích můžu publikovat pod licencí CC Uveďtě původ 4.0.[viz. část, která je zvýrazněná modře] Jen musím dostatečně upozornit na to, že nejsem vlastníkem předlohy, ke které jsem titulky vytvořil. [viz. část, která je zvýrazněná zeleně]</text:p>
      <text:p text:style-name="P39"/>
      <text:p text:style-name="P41"><text:span text:style-name="T18">Na</text:span> této stránce jsem našel podrobnější informace k možnosti publikovat pod licencí pouze práci, kterou jsem do tvorby titulků vložil.</text:p>
      <text:p text:style-name="P42"/>
      <text:p text:style-name="P42"><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42"/>
      <text:p text:style-name="P55"/>
      <text:p text:style-name="P54"><text:span text:style-name="T27">When a creator or rightsholder applies a Creative Commons license to a work, the license automatically applies to any copyrights the licensor has in the entire work.</text:span><text:span text:style-name="T25"> </text:span><text:span text:style-name="T28">Ideally, licensors will have </text:span><text:a xlink:type="simple" xlink:href="https://wiki.creativecommons.org/wiki/Considerations_for_licensors_and_licensees#Nature_and_adequacy_of_rights" text:style-name="Internet_20_link" text:visited-style-name="Visited_20_Internet_20_Link"><text:span text:style-name="T29">all the rights necessary to license a work</text:span></text:a><text:span text:style-name="T28">,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oft-page-break/><text:span text:style-name="T28">clearance may be necessary.</text:span><text:span text:style-name="T25"> Some licensors may also wish to exempt certain portions of a work from the application of the CC license. For instance, a creator may wish to apply a CC license to one chapter of a book. Creative Commons licenses are flexible in their application, and licensors may use them as they find appropriate. To avoid confusion or misunderstanding on the part of users, however, it is important to mark a work clearly to identify portions not subject to the CC license.</text:span></text:p>
      <text:p text:style-name="P42"/>
      <text:p text:style-name="Standard"/>
      <text:p text:style-name="P52">Z modře zvýrazněné části je zřejmé, že CC licence se nemusí vztahovat jen k celému dílu. CC licence lze aplikovat i pouze na tu část autorských práv, která souvisí s prací jednoho z autorů. </text:p>
      <text:p text:style-name="P52"/>
      <text:p text:style-name="P52">A to je dobrá zpráva!</text:p>
      <text:p text:style-name="P52"/>
      <text:p text:style-name="P40"><text:span text:style-name="T19">To znamená, že za podmínek licene CC Uveďte původ 4.0 můžu publikovat pouze práci, kterou jsem vložil do tvorby titulků. </text:span><text:span text:style-name="T18">Pouze bych měl </text:span><text:span text:style-name="T19">k mým titulkům připojit poznámku, ve které budu <text:s/>potencionální uživatele mojí práce</text:span><text:span text:style-name="T18"> informovat o tom, na kterou část </text:span><text:span text:style-name="T19">titulků</text:span><text:span text:style-name="T18"> </text:span><text:span text:style-name="T19">byla CC licence aplikována. </text:span><text:span text:style-name="T20"><text:s/></text:span></text:p>
      <text:p text:style-name="Standard"/>
      <text:p text:style-name="P16"/>
      <text:p text:style-name="P16"><text:soft-page-break/>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pan text:style-name="T33"/></text:p>
      <text:p text:style-name="P53"><text:span text:style-name="T33"/></text:p>
      <text:p text:style-name="P53"><text:bookmark text:name="footer-info"/><text:bookmark text:name="footer-info-copyright"/><text:span text:style-name="T33">Text je dostupný pod </text:span><text:a xlink:type="simple" xlink:href="https://creativecommons.org/licenses/by-sa/3.0/deed.cs" text:style-name="Internet_20_link" text:visited-style-name="Visited_20_Internet_20_Link"><text:span text:style-name="T41">licencí Creative Commons Uveďte autora – Zachovejte licenci</text:span></text:a><text:span text:style-name="T33">, případně za dalších podmínek. Podrobnosti naleznete na stránce </text:span><text:a xlink:type="simple" xlink:href="https://foundation.wikimedia.org/wiki/Podmínky_užití" text:style-name="Internet_20_link" text:visited-style-name="Visited_20_Internet_20_Link"><text:span text:style-name="T41">Podmínky užití</text:span></text:a><text:span text:style-name="T33">.</text:span></text:p>
      <text:p text:style-name="P53"><text:span text:style-name="T33"/></text:p>
      <text:p text:style-name="P48"/>
      <text:p text:style-name="P12">Pro text poznámky, pomocí které poskytovatel licence (autor díla nebo vlastník autorských práv) informuje o možnosti použít dílo za podmínek CC licence, neexistují striktní pravidla, která by měla být dodržována. </text:p>
      <text:p text:style-name="P12"/>
      <text:p text:style-name="P12">https://wiki.creativecommons.org/wiki/Marking/Creators/Marking_third_party_content#Notices_and_marking<text:line-break/></text:p>
      <text:p text:style-name="P30"/>
      <text:p text:style-name="P31"><text:span text:style-name="T24">„</text:span><text:span text:style-name="T25">CC licenses are designed to let others know how they may use a </text:span><text:soft-page-break/><text:span text:style-name="T25">work without infringing copyright. </text:span><text:span text:style-name="T26">Sometimes, it may be helpful for a licensor to offer users guidance beyond the terms of the license.</text:span><text:span text:style-name="T25">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ext:span><text:span text:style-name="T26">There is no singular, correct way to give a notice, and different situations may require more or less complicated notices and marking.</text:span><text:span text:style-name="T25"> CC offers </text:span><text:span text:style-name="T23">additional explanation and tips </text:span><text:span text:style-name="T25">on giving </text:span><text:span text:style-name="T25">thorough notices and marking for works.</text:span><text:span text:style-name="T31"> </text:span><text:span text:style-name="T24">“</text:span><text:span text:style-name="T15"> </text:span></text:p>
      <text:p text:style-name="P28"/>
      <text:p text:style-name="P12"/>
      <text:p text:style-name="P12">Je zcela na poskytovateli licence, jakou bude mít poznámka podobu.</text:p>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47">[n<text:span text:style-name="T4">ásledující pasáž je v druhém ostavci</text:span>]</text:p>
      <text:p text:style-name="P12"/>
      <text:p text:style-name="P28"><text:span text:style-name="T30"/></text:p>
      <text:p text:style-name="P28"><text:span text:style-name="T30">As a best practice, licensors should give clear and effective notices. Notice may be in any form the licensor chooses and should clearly explain what rights and substantive portions of a work are and are not </text:span><text:soft-page-break/><text:span text:style-name="T30">licensed. </text:span></text:p>
      <text:p text:style-name="P28"><text:span text:style-name="T30"/></text:p>
      <text:p text:style-name="P12"/>
      <text:p text:style-name="P12">Každá situace je jiná. Některé situace vyžadují komplikovanější poznámku, jiné nikoli.</text:p>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28"><text:span text:style-name="T32"/></text:p>
      <text:p text:style-name="P28"><text:span text:style-name="T32">There is no one, right way to give notice, and different situations may require more or less complicated notices and marking. The following tips may be helpful, however, in designing a clear and informative notice.</text:span> </text:p>
      <text:p text:style-name="P28"/>
      <text:p text:style-name="P12"/>
      <text:p text:style-name="P12">Je zřejmé, že můžu k odkazu na licenci vytvořit vlastní poznámku, ve které upozorním nabyvatele licence o tom, za jakých podmínek můžou moji práci použít. </text:p>
      <text:p text:style-name="P12"/>
      <text:p text:style-name="P16">YOUTUBE </text:p>
      <text:p text:style-name="P12">Informaci o tom, že práce vložená do tvorby českých titulků je licencována <text:s/>za podmínek licence CC Uveďte původ 4.0 Mezinárodní, <text:soft-page-break/>můžu uvést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2"/>
      <text:p text:style-name="P28"><text:span text:style-name="Strong_20_Emphasis"><text:span text:style-name="T37"/></text:span></text:p>
      <text:p text:style-name="P28"><text:span text:style-name="Strong_20_Emphasis"><text:span text:style-name="T37">„</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8">If the platform where you’re </text:span><text:span text:style-name="T38">uploading your content does not support CC licensing, you can still identify your content as CC-licensed in the text description of your content.</text:span>“</text:p>
      <text:p text:style-name="P28"/>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soft-page-break/><text:a xlink:type="simple" xlink:href="http://www.docs.is.ed.ac.uk/docs/ede/How_to_apply_a_CC_licence_on_YouTube.pdf" text:style-name="Internet_20_link" text:visited-style-name="Visited_20_Internet_20_Link">http://www.docs.is.ed.ac.uk/docs/ede/How_to_apply_a_CC_licence_on_YouTube.pdf</text:a></text:p>
      <text:p text:style-name="P17"/>
      <text:p text:style-name="P16">Ř<text:span text:style-name="T1">E</text:span>ŠENÍ</text:p>
      <text:p text:style-name="P12">Nyní se pokusím využít všechno, co jsem dosud o CC licencích naučil. Pomocí několika kroků zveřejním práci na titulcích za podmínek licence CC Uveďte původ 4.0 Mezinárodní. </text:p>
      <text:p text:style-name="P45"/>
      <text:p text:style-name="P12">K výše zmíněným videím s titulky jsem přidal do popisku videa tento text:</text:p>
      <text:p text:style-name="P12"/>
      <text:p text:style-name="P28"/>
      <text:p text:style-name="P51">//CC BY LICENCE K ČESKÝM TITULKŮM </text:p>
      <text:p text:style-name="P28"><text:span text:style-name="T43">Autorem českých titulků k tomuto videu je Dalibor Pavlík. Jeho práce na tvorbě titulků je licencována za podmínek licence CC Uveďte původ 4.0. (https://creativecommons.org/licenses/by/4.0/deed.cs) </text:span></text:p>
      <text:p text:style-name="P28"><text:span text:style-name="T43"/></text:p>
      <text:p text:style-name="P28"><text:span text:style-name="T43">Podrobnější informace o možnosti tyto české titulky použít najdete na: https://drive.google.com/drive/u/0/folders/16nYDrS2RoqtO4ttlh4zDNIQW5lw3t0vA</text:span> </text:p>
      <text:p text:style-name="P29"><text:span text:style-name="T33"/></text:p>
      <text:p text:style-name="P12"/>
      <text:p text:style-name="P12"/>
      <text:p text:style-name="P12"><text:soft-page-break/>Ve složce, na kterou tento text odkazuje, je pak soubor s podrobnými instrukcemi k použití titulků.</text:p>
      <text:p text:style-name="P12"/>
      <text:p text:style-name="P28"/>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6">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8527737079072316934" text:style-name="L1">
        <text:list-header>
          <text:p text:style-name="P43"/>
        </text:list-header>
        <text:list-item>
          <text:p text:style-name="P43">k tomu musí mít souhlas Buddhistické společnosti Západní <text:soft-page-break/>Austrálie, která je vlastníkem předlohy, podle které byly tyto titulky vytvořeny. </text:p>
          <text:p text:style-name="P43"/>
        </text:list-item>
        <text:list-item>
          <text:p text:style-name="P43">nemusí mít souhlas autora českých titulků, který je podle předlohy vytvořil. V případě použití titulků je nutné pouze uvést jeho jméno. </text:p>
          <text:p text:style-name="P43"/>
        </text:list-item>
      </text:list>
      <text:p text:style-name="P21"><text:span text:style-name="T14">Tato licence se vztahuje ke všem souborům, které jsou v této složce.</text:span><text:span text:style-name="T16"><text:line-break/></text:span></text:p>
      <text:p text:style-name="P19"/>
      <text:p text:style-name="P18">OTÁZKY NA ZÁVĚR</text:p>
      <text:p text:style-name="P14">Můžu pod licencí CC Uveďtě původ 4.0. licencovat pouze práci, kterou jsem vložil do tvorby titulků? Pokud ano, můžu to udělat způsobem, který jsem popsal?</text:p>
      <text:p text:style-name="P14"/>
      <text:p text:style-name="P14">V případě, že to možné není, můžu pod licencí CC Uveďte původ 4.0 zveřejnit celý text titulků? Určitě rozumím tomu, že bych k tomu potřeboval svolení BSZA.</text:p>
      <text:p text:style-name="P14"/>
      <text:p text:style-name="P14">S pozdravem, Dalibor Pavlík</text:p>
      <text:p text:style-name="P14"/>
      <text:p text:style-name="P14"/>
      <text:p text:style-name="P7"/>
      <text:p text:style-name="P6"/>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4T17:39:18.84</dc:date>
    <meta:editing-duration>P2DT23H13M20S</meta:editing-duration>
    <meta:editing-cycles>133</meta:editing-cycles>
    <meta:generator>OpenOffice/4.1.9$Win32 OpenOffice.org_project/419m1$Build-9805</meta:generator>
    <dc:creator>Dalibor Pavlík</dc:creator>
    <meta:document-statistic meta:table-count="0" meta:image-count="0" meta:object-count="0" meta:page-count="15" meta:paragraph-count="87" meta:word-count="1796" meta:character-count="12202"/>
  </office:meta>
</office:document-meta>
</file>